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_20_Spacing" style:master-page-name="">
      <style:paragraph-properties fo:margin-left="0in" fo:margin-right="0in" fo:margin-top="0in" fo:margin-bottom="0in" style:contextual-spacing="false" fo:line-height="100%" fo:text-align="start" style:justify-single-word="false" fo:orphans="2" fo:widows="2" fo:text-indent="0.25in" style:auto-text-indent="false" style:page-number="auto" style:writing-mode="lr-tb"/>
      <style:text-properties style:font-name="Times New Roman" officeooo:paragraph-rsid="0016c6c7"/>
    </style:style>
    <style:style style:name="P2"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style:style>
    <style:style style:name="P3"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officeooo:paragraph-rsid="0014de6f"/>
    </style:style>
    <style:style style:name="P4"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officeooo:paragraph-rsid="001a071e"/>
    </style:style>
    <style:style style:name="P5"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fo:font-size="11.5pt" style:text-underline-style="solid" style:text-underline-width="auto" style:text-underline-color="font-color" fo:font-weight="bold" style:font-size-asian="11.5pt" style:font-weight-asian="bold" style:font-name-complex="Tahoma1" style:font-size-complex="11.5pt"/>
    </style:style>
    <style:style style:name="P6"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fo:font-size="11.5pt" style:font-size-asian="11.5pt" style:font-name-complex="Tahoma1" style:font-size-complex="11.5pt"/>
    </style:style>
    <style:style style:name="P7"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fo:font-size="11.5pt" officeooo:rsid="001a071e" officeooo:paragraph-rsid="001a071e" style:font-size-asian="11.5pt" style:font-name-complex="Tahoma1" style:font-size-complex="11.5pt"/>
    </style:style>
    <style:style style:name="P8"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fo:font-size="11.5pt" fo:font-style="italic" style:font-size-asian="11.5pt" style:font-style-asian="italic" style:font-name-complex="Tahoma1" style:font-size-complex="11.5pt"/>
    </style:style>
    <style:style style:name="P9" style:family="paragraph" style:parent-style-name="No_20_Spacing">
      <style:paragraph-properties fo:margin-left="0in" fo:margin-right="0in" fo:margin-top="0in" fo:margin-bottom="0in" style:contextual-spacing="false" fo:line-height="100%" fo:text-align="start" style:justify-single-word="false" fo:orphans="2" fo:widows="2" fo:text-indent="0.25in" style:auto-text-indent="false" style:writing-mode="lr-tb"/>
      <style:text-properties style:font-name="Times New Roman" officeooo:paragraph-rsid="002add84"/>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ize="11.5pt" style:font-size-asian="11.5pt" style:font-name-complex="Tahoma1" style:font-size-complex="11.5pt"/>
    </style:style>
    <style:style style:name="T3" style:family="text">
      <style:text-properties fo:font-size="11.5pt" officeooo:rsid="0014de6f" style:font-size-asian="11.5pt" style:font-name-complex="Tahoma1" style:font-size-complex="11.5pt"/>
    </style:style>
    <style:style style:name="T4" style:family="text">
      <style:text-properties fo:font-size="11.5pt" officeooo:rsid="0016c6c7" style:font-size-asian="11.5pt" style:font-name-complex="Tahoma1" style:font-size-complex="11.5pt"/>
    </style:style>
    <style:style style:name="T5" style:family="text">
      <style:text-properties fo:font-size="11.5pt" officeooo:rsid="0017ecb4" style:font-size-asian="11.5pt" style:font-name-complex="Tahoma1" style:font-size-complex="11.5pt"/>
    </style:style>
    <style:style style:name="T6" style:family="text">
      <style:text-properties fo:font-size="11.5pt" officeooo:rsid="0018d0b1" style:font-size-asian="11.5pt" style:font-name-complex="Tahoma1" style:font-size-complex="11.5pt"/>
    </style:style>
    <style:style style:name="T7" style:family="text">
      <style:text-properties fo:font-size="11.5pt" officeooo:rsid="0019726d" style:font-size-asian="11.5pt" style:font-name-complex="Tahoma1" style:font-size-complex="11.5pt"/>
    </style:style>
    <style:style style:name="T8" style:family="text">
      <style:text-properties fo:font-size="11.5pt" officeooo:rsid="001a071e" style:font-size-asian="11.5pt" style:font-name-complex="Tahoma1" style:font-size-complex="11.5pt"/>
    </style:style>
    <style:style style:name="T9" style:family="text">
      <style:text-properties fo:font-size="11.5pt" officeooo:rsid="001b7a57" style:font-size-asian="11.5pt" style:font-name-complex="Tahoma1" style:font-size-complex="11.5pt"/>
    </style:style>
    <style:style style:name="T10" style:family="text">
      <style:text-properties fo:font-size="11.5pt" officeooo:rsid="001ba93b" style:font-size-asian="11.5pt" style:font-name-complex="Tahoma1" style:font-size-complex="11.5pt"/>
    </style:style>
    <style:style style:name="T11" style:family="text">
      <style:text-properties fo:font-size="11.5pt" officeooo:rsid="001d5850" style:font-size-asian="11.5pt" style:font-name-complex="Tahoma1" style:font-size-complex="11.5pt"/>
    </style:style>
    <style:style style:name="T12" style:family="text">
      <style:text-properties fo:font-size="11.5pt" officeooo:rsid="001d838a" style:font-size-asian="11.5pt" style:font-name-complex="Tahoma1" style:font-size-complex="11.5pt"/>
    </style:style>
    <style:style style:name="T13" style:family="text">
      <style:text-properties fo:font-size="11.5pt" officeooo:rsid="001de217" style:font-size-asian="11.5pt" style:font-name-complex="Tahoma1" style:font-size-complex="11.5pt"/>
    </style:style>
    <style:style style:name="T14" style:family="text">
      <style:text-properties fo:font-size="11.5pt" officeooo:rsid="002099f4" style:font-size-asian="11.5pt" style:font-name-complex="Tahoma1" style:font-size-complex="11.5pt"/>
    </style:style>
    <style:style style:name="T15" style:family="text">
      <style:text-properties fo:font-size="11.5pt" officeooo:rsid="00211d87" style:font-size-asian="11.5pt" style:font-name-complex="Tahoma1" style:font-size-complex="11.5pt"/>
    </style:style>
    <style:style style:name="T16" style:family="text">
      <style:text-properties fo:font-size="11.5pt" officeooo:rsid="0022ad65" style:font-size-asian="11.5pt" style:font-name-complex="Tahoma1" style:font-size-complex="11.5pt"/>
    </style:style>
    <style:style style:name="T17" style:family="text">
      <style:text-properties fo:font-size="11.5pt" officeooo:rsid="002545cb" style:font-size-asian="11.5pt" style:font-name-complex="Tahoma1" style:font-size-complex="11.5pt"/>
    </style:style>
    <style:style style:name="T18" style:family="text">
      <style:text-properties fo:font-size="11.5pt" officeooo:rsid="00261131" style:font-size-asian="11.5pt" style:font-name-complex="Tahoma1" style:font-size-complex="11.5pt"/>
    </style:style>
    <style:style style:name="T19" style:family="text">
      <style:text-properties fo:font-size="11.5pt" officeooo:rsid="0027526b" style:font-size-asian="11.5pt" style:font-name-complex="Tahoma1" style:font-size-complex="11.5pt"/>
    </style:style>
    <style:style style:name="T20" style:family="text">
      <style:text-properties fo:font-size="11.5pt" officeooo:rsid="00292b02" style:font-size-asian="11.5pt" style:font-name-complex="Tahoma1" style:font-size-complex="11.5pt"/>
    </style:style>
    <style:style style:name="T21" style:family="text">
      <style:text-properties fo:font-size="11.5pt" officeooo:rsid="002c9c0f" style:font-size-asian="11.5pt" style:font-name-complex="Tahoma1" style:font-size-complex="11.5pt"/>
    </style:style>
    <style:style style:name="T22" style:family="text">
      <style:text-properties fo:font-size="11.5pt" fo:font-style="italic" style:font-size-asian="11.5pt" style:font-style-asian="italic" style:font-name-complex="Tahoma1" style:font-size-complex="11.5pt"/>
    </style:style>
    <style:style style:name="T23" style:family="text">
      <style:text-properties fo:font-size="11.5pt" fo:font-style="italic" officeooo:rsid="0018d0b1" style:font-size-asian="11.5pt" style:font-style-asian="italic" style:font-name-complex="Tahoma1" style:font-size-complex="11.5pt"/>
    </style:style>
    <style:style style:name="T24" style:family="text">
      <style:text-properties fo:font-size="11.5pt" fo:font-style="italic" officeooo:rsid="001a071e" style:font-size-asian="11.5pt" style:font-style-asian="italic" style:font-name-complex="Tahoma1" style:font-size-complex="11.5pt"/>
    </style:style>
    <style:style style:name="T25" style:family="text">
      <style:text-properties fo:font-size="11.5pt" fo:font-style="normal" officeooo:rsid="001ba93b" style:font-size-asian="11.5pt" style:font-style-asian="normal" style:font-name-complex="Tahoma1" style:font-size-complex="11.5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 started the day with new thoughts of improving my work at the preschool, of my family, and </text:span><text:span text:style-name="T12">of</text:span><text:span text:style-name="T2"> our plans for the weekend. I ended it kneeling in their blood; Broken fragments of my life, pouring through dripping red fingers. </text:span><text:span text:style-name="T3">The floor of shattered windowpanes </text:span><text:span text:style-name="T4">glitter</text:span><text:span text:style-name="T13">ing</text:span><text:span text:style-name="T3"> like harsh diamonds.</text:span></text:p>
      <text:p text:style-name="P3"><text:span text:style-name="T2">Their death was a turning point. Everyone </text:span><text:span text:style-name="T3">is now</text:span><text:span text:style-name="T2">, in my eyes, as wicked and malevolent as he who took the joy and pleasure from my life, and I treat everyone with equal disdain. </text:span><text:span text:style-name="T5">A constant, pervasive pain surrounds me.</text:span></text:p>
      <text:p text:style-name="P2"/>
      <text:p text:style-name="P5">The Preschool</text:p>
      <text:p text:style-name="P2"/>
      <text:p text:style-name="P2"><text:span text:style-name="T2">She brought the creature before me, twitchy and drooling like a mad dog. Its eyes flitted around the classroom, dissecting it; contaminating it. Everything that fell in the child’s gaze I fe</text:span><text:span text:style-name="T5">lt</text:span><text:span text:style-name="T2"> like I need</text:span><text:span text:style-name="T5">ed</text:span><text:span text:style-name="T2"> to burn. A large drop of saliva trickled from its puffy lips, and fell to the floor in a splash of </text:span><text:span text:style-name="T5">hyperactive </text:span><text:span text:style-name="T2">apathy. </text:span><text:span text:style-name="T5">The woman holding it set it down, and t</text:span><text:span text:style-name="T2">he child began to hobble away </text:span><text:span text:style-name="T6">to preform doubtlessly unspeakable horrors to the linoleum.</text:span><text:span text:style-name="T2"> His parent </text:span><text:span text:style-name="T6">was</text:span><text:span text:style-name="T2"> droning on about his “Needs” and how he only eats organically. I </text:span><text:span text:style-name="T6">wasn't</text:span><text:span text:style-name="T2"> listening though. I </text:span><text:span text:style-name="T6">was</text:span><text:span text:style-name="T2"> lost in the sickening yellow and purple floral print of her dress, and how she smack</text:span><text:span text:style-name="T6">ed</text:span><text:span text:style-name="T2"> her lips when she pause</text:span><text:span text:style-name="T6">d</text:span><text:span text:style-name="T2"> in mid-sentence, and the way a loose strand of hair coming off the back of her bun bounce</text:span><text:span text:style-name="T6">d</text:span><text:span text:style-name="T2"> when she says “Free-range”. It ma</text:span><text:span text:style-name="T6">de</text:span><text:span text:style-name="T2"> me think she spent a few hours with the curling iron th</text:span><text:span text:style-name="T6">at</text:span><text:span text:style-name="T2"> morning just for that purpose. Which I d</text:span><text:span text:style-name="T6">id</text:span><text:span text:style-name="T2">n’t doubt either.</text:span></text:p>
      <text:p text:style-name="P2"><text:span text:style-name="T2">“…and yes, I know what you’re thinking,” she’s rocking on the balls of her feet now, “how can I stay this </text:span><text:span text:style-name="T22">gorgeous</text:span><text:span text:style-name="T2"> even after having three children?”</text:span></text:p>
      <text:p text:style-name="P2"><text:span text:style-name="T2">She roll</text:span><text:span text:style-name="T6">ed</text:span><text:span text:style-name="T2"> the “R” in “Gorgeous” and some spittle spray</text:span><text:span text:style-name="T6">ed</text:span><text:span text:style-name="T2"> onto my shirt, which thoroughly pisse</text:span><text:span text:style-name="T6">d</text:span><text:span text:style-name="T2"> me off.</text:span></text:p>
      <text:p text:style-name="P2"><text:span text:style-name="T22">Oh, do tell me, I’m just dying to know! And while you’re at it, could you tell me </text:span><text:span text:style-name="T23">just how much whole-grain and hippie magic was necessary</text:span><text:span text:style-name="T22"> </text:span><text:span text:style-name="T23">for you </text:span><text:span text:style-name="T22">to become such an overbearing, conceited, tree hugger?</text:span></text:p>
      <text:p text:style-name="P2"><text:span text:style-name="T2">Her child sat himself down on an Etch-E-Sketch, and beg</text:span><text:span text:style-name="T6">an</text:span><text:span text:style-name="T2"> sucking on a glue stick. I probably look</text:span><text:span text:style-name="T6">ed</text:span><text:span text:style-name="T2"> like I </text:span><text:span text:style-name="T6">was</text:span><text:span text:style-name="T2"> about to go for the woman’s throat, which I </text:span><text:span text:style-name="T6">was</text:span><text:span text:style-name="T2"> beginning to consider.</text:span></text:p>
      <text:p text:style-name="P6">“Please. Go on.”</text:p>
      <text:p text:style-name="P2"/>
      <text:p text:style-name="P2"><text:span text:style-name="T2">I paced slowly across the room, reluctantly remaining in the horrid atmosphere. The shag carpet ha</text:span><text:span text:style-name="T6">d</text:span><text:span text:style-name="T2"> been worn from years of children, running and skipping with uncontrollable, sugar-fueled glee. Most horizontal surfaces fewer than three feet tall </text:span><text:span text:style-name="T6">were</text:span><text:span text:style-name="T2"> slightly sticky, for a similar reason. Toddlers bounce</text:span><text:span text:style-name="T6">d</text:span><text:span text:style-name="T2"> around the room, clutching miscellaneous toys and art supplies. </text:span><text:span text:style-name="T6">Occasionally one would trip and fall, or hit their head on something, or two of the creatures would</text:span><text:span text:style-name="T2"> </text:span><text:span text:style-name="T6">collide, providing me with a brief moment of entertainment before I would obligatorily comfort them. </text:span><text:span text:style-name="T2">Stale air waft</text:span><text:span text:style-name="T6">ed</text:span><text:span text:style-name="T2"> through the room in an artificial breeze, carrying with it the scent of hand sanitizer and glue. One of the children walk</text:span><text:span text:style-name="T7">ed</text:span><text:span text:style-name="T2"> up to me. She </text:span><text:span text:style-name="T7">was</text:span><text:span text:style-name="T2"> wearing a pink summer dress and smile</text:span><text:span text:style-name="T7">d</text:span><text:span text:style-name="T2"> sweetly.</text:span></text:p>
      <text:p text:style-name="P2"><text:span text:style-name="T2">I kne</text:span><text:span text:style-name="T7">lt</text:span><text:span text:style-name="T2"> to meet her, “Can I help you?” </text:span></text:p>
      <text:p text:style-name="P2"><text:span text:style-name="T2">She present</text:span><text:span text:style-name="T7">ed</text:span><text:span text:style-name="T2"> a paper heart with a crudely written “I love Mr. A.”</text:span></text:p>
      <text:p text:style-name="P2"><text:span text:style-name="T2">I t</text:span><text:span text:style-name="T7">ook</text:span><text:span text:style-name="T2"> the gift as she giggle</text:span><text:span text:style-name="T7">d</text:span><text:span text:style-name="T2"> and bound</text:span><text:span text:style-name="T7">ed</text:span><text:span text:style-name="T2"> away. This ma</text:span><text:span text:style-name="T7">de</text:span><text:span text:style-name="T2"> me smile, until the girl wet herself.</text:span></text:p>
      <text:p text:style-name="P2"/>
      <text:p text:style-name="P2"><text:span text:style-name="T2">These children </text:span><text:span text:style-name="T7">were</text:span><text:span text:style-name="T2"> my people. I </text:span><text:span text:style-name="T7">was</text:span><text:span text:style-name="T2"> their leader. If this </text:span><text:span text:style-name="T7">was their</text:span><text:span text:style-name="T2"> gate into life, than I </text:span><text:span text:style-name="T7">was</text:span><text:span text:style-name="T2"> their gatekeeper. <text:s/>And I loathe</text:span><text:span text:style-name="T7">d</text:span><text:span text:style-name="T2"> them for it.</text:span></text:p>
      <text:p text:style-name="P2"/>
      <text:p text:style-name="P5">The Market</text:p>
      <text:p text:style-name="P2"/>
      <text:p text:style-name="P4"><text:soft-page-break/><text:span text:style-name="T2">I paced the </text:span><text:span text:style-name="T8">poorly cleaned </text:span><text:span text:style-name="T2">aisles pushing a small shopping cart. </text:span><text:span text:style-name="T8">Bad covers of 80's music and the vapid pop of the day echoed weakly through the store's PA system. </text:span><text:span text:style-name="T7">One of </text:span><text:span text:style-name="T8">my </text:span><text:span text:style-name="T7">cart's wheels squeaked periodically, and</text:span><text:span text:style-name="T2"> </text:span><text:span text:style-name="T8">it </text:span><text:span text:style-name="T2">contained a few bottles of red wine, some aspirin, and a large bag of </text:span><text:span text:style-name="T7">black </text:span><text:span text:style-name="T2">licorice. </text:span><text:span text:style-name="T7">At the moment</text:span><text:span text:style-name="T2">, I was shuffling down the </text:span><text:span text:style-name="T8">freezer</text:span><text:span text:style-name="T2"> aisle.</text:span></text:p>
      <text:p text:style-name="P7">A thousand glittering versions of nothing shone at me through the frost and desperation. Vying for attention with colours, shapes, and blatant falsities.</text:p>
      <text:p text:style-name="P4"><text:span text:style-name="T2">I was holding up </text:span><text:span text:style-name="T8">a frozen pizza</text:span><text:span text:style-name="T2"> for inspection, when I heard her.</text:span></text:p>
      <text:p text:style-name="P6">“Mr. Auburn! Hello!”</text:p>
      <text:p text:style-name="P2"><text:span text:style-name="T2">That retched voice. That disgusting flick of the tongue. It was the woman from the preschool. </text:span><text:span text:style-name="T7">I frantically tried to think of some way to avoid her. Pretend to be on the phone? Feign deafness? Knock her out with the wine bottle and </text:span><text:span text:style-name="T14">try to make</text:span><text:span text:style-name="T8"> her overdose on the aspirin?</text:span></text:p>
      <text:p text:style-name="P2"><text:span text:style-name="T2">As I thought this, she had advanced </text:span><text:span text:style-name="T8">to meet me</text:span><text:span text:style-name="T2">.</text:span></text:p>
      <text:p text:style-name="P6">“Hello Mr. Auburn! It’s me, from the preschool?” she extended her arm towards me.</text:p>
      <text:p text:style-name="P6">I reluctantly shook her outstretched hand, and attempted a half smile. “Yes, nice to see you.” Her hand was slick with lotion, and left mine smelling of cantaloupe and cucumber.</text:p>
      <text:p text:style-name="P6">“I would just like to know how my little Christopher is doing in school.” She smiled proudly and gestured to the child sleeping in her shopping cart.</text:p>
      <text:p text:style-name="P2"><text:span text:style-name="T2">“Well, seeing as he only pooped himself twice today, I’d say that he is advancing quite quickly for a</text:span><text:span text:style-name="T8"> child of</text:span><text:span text:style-name="T2"> his...” I glanced at the child. He burped, but remained sleeping. “…mental situation.” I smiled at her venomously.</text:span></text:p>
      <text:p text:style-name="P2"><text:span text:style-name="T2">The woman clearly didn’t detect the spite in my voice, </text:span><text:span text:style-name="T8">or the hatred in my expression,</text:span><text:span text:style-name="T2"> for she grinned with pride. She thanked me for teaching her son, and briskly strode away. Beaming.</text:span></text:p>
      <text:p text:style-name="P2"><text:span text:style-name="T22">...B</text:span><text:span text:style-name="T24">i</text:span><text:span text:style-name="T22">tch.</text:span></text:p>
      <text:p text:style-name="P2"/>
      <text:p text:style-name="P5">Home</text:p>
      <text:p text:style-name="P2"/>
      <text:p text:style-name="P9"><text:span text:style-name="T2">I returned home. As I fumbled in my pocket for the house key, I saw a homeless man walking down the sidewalk. He was undoubtedly drunk, for he </text:span><text:span text:style-name="T15">loosely </text:span><text:span text:style-name="T2">carr</text:span><text:span text:style-name="T16">ied</text:span><text:span text:style-name="T2"> a bottle concealed in a paper bag, and his gait was more </text:span><text:span text:style-name="T9">of a vaguely controlled</text:span><text:span text:style-name="T2"> fall than </text:span><text:span text:style-name="T9">a walk</text:span><text:span text:style-name="T2">. A thin rat poked its head out from behind a trashcan, </text:span><text:span text:style-name="T9">and scratched it's ears as though something was biting them</text:span><text:span text:style-name="T2">. The man noticed this, and threw his bottle at the rat. He was surprisingly accurate, and the bottle made </text:span><text:span text:style-name="T19">solid</text:span><text:span text:style-name="T2"> contact. It shattered, and left the animal wounded, in a furry ball, </text:span><text:span text:style-name="T17">soaked in liquor and </text:span><text:span text:style-name="T2">bleeding against the trashcan. The man then tilted his head back </text:span><text:span text:style-name="T21">to </text:span><text:span text:style-name="T18">let out a wild, inhuman </text:span><text:span text:style-name="T19">cry</text:span><text:span text:style-name="T18"> of</text:span><text:span text:style-name="T2"> agony at </text:span><text:span text:style-name="T9">the loss of his</text:span><text:span text:style-name="T2"> drink. He quickly </text:span><text:span text:style-name="T9">forgot about it, and </text:span><text:span text:style-name="T2">began shuffling along again. </text:span><text:span text:style-name="T9">He traveled a few more yards, </text:span><text:span text:style-name="T2">and finally, decisively, hooked his arm around a streetl</text:span><text:span text:style-name="T9">amp</text:span><text:span text:style-name="T2">, giggled slightly, and collapsed on the concrete; unconscious. His nose was broken, </text:span><text:span text:style-name="T9">and the amber light of the streetlamp reflected off his blood, casting an auburn crescent through the night</text:span><text:span text:style-name="T2">. I sighed softly, and turned away from him. I found the key.</text:span></text:p>
      <text:p text:style-name="P2"><text:span text:style-name="T2">I sat in the chair in the center of my living-room, and turned on the lamp on the side table. I laid my cheek against the </text:span><text:span text:style-name="T20">chair's </text:span><text:span text:style-name="T2">worn, brown leather, and shut my eyes. My cat –the cheeky bast</text:span><text:span text:style-name="T5">a</text:span><text:span text:style-name="T2">rd– hopped onto my lap and began meowing. I opened one eye and halfheartedly glared at him. He paused momentarily, then resumed. However, </text:span><text:span text:style-name="T10">it</text:span><text:span text:style-name="T2"> wasn’t impatient or wanting anymore. It was sad. Wistful. He tentatively moved closer, and laid his head against my chest. The bulb in the lamp flickered, and went out. He looked up at me. I looked down at him. He shut his eyes and put his head back on my chest. Slowly, I put my arms around him, laid my head back on the chair, and began to cry.</text:span></text:p>
      <text:p text:style-name="P2"/>
      <text:p text:style-name="P5">The Bridge</text:p>
      <text:p text:style-name="P2"><text:soft-page-break/></text:p>
      <text:p text:style-name="P2"><text:span text:style-name="T2">I parked my car on the shoulder of the highway. </text:span><text:span text:style-name="T10">On</text:span><text:span text:style-name="T2"> </text:span><text:span text:style-name="T10">a </text:span><text:span text:style-name="T2">high bridge overlooking a river. Cars sped past me. People returning to their homes; their families. Rain fell lightly on the windshield as I opened </text:span><text:span text:style-name="T10">my</text:span><text:span text:style-name="T2"> door. I stepped out onto the pavement, and looked up at the sky. Grey freckled with patches of blue. </text:span><text:span text:style-name="T10">Sun-breaks on an otherwise bleak horizon.</text:span><text:span text:style-name="T2"> I stepped up onto the sidewalk. A </text:span><text:span text:style-name="T10">man on a motorcycle </text:span><text:span text:style-name="T2">rode by, and splashed water onto my pants. I watched him ride </text:span><text:span text:style-name="T10">into the distance</text:span><text:span text:style-name="T2">. </text:span><text:span text:style-name="T10">H</text:span><text:span text:style-name="T25">e never noticed me.</text:span><text:span text:style-name="T2"> I walked to the edge, and </text:span><text:span text:style-name="T10">gazed</text:span><text:span text:style-name="T2"> down. The river below resembled </text:span><text:span text:style-name="T10">the </text:span><text:span text:style-name="T2">watermarks left </text:span><text:span text:style-name="T10">by tears on the wrinkled cheek of someone who lived longer than ever hoped</text:span><text:span text:style-name="T2">. I climbed up and sat on the handrail. Thoughts passed through my mind. Of my wife, laughing in a park. Of my son, crying at the dentist. </text:span><text:span text:style-name="T10">Those cheeks were mine</text:span><text:span text:style-name="T2">. I thought of the woman from the preschool. I should have given her a chance. I </text:span><text:span text:style-name="T11">thought</text:span><text:span text:style-name="T2"> of my cat, the only one who unconditionally loved me despite my constant </text:span><text:span text:style-name="T11">neglect</text:span><text:span text:style-name="T2">. A small smile crossed my lips.</text:span></text:p>
      <text:p text:style-name="P8">I love you too.</text:p>
      <text:p text:style-name="P2"/>
      <text:p text:style-name="P6">I leaned forw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ja" style:country-asian="JP"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ja" style:country-asian="JP"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fo:font-weight="bold"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Evan Knebel<text:tab/><text:span text:style-name="MT1">Refuge</text:span></text:p>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knebel</meta:initial-creator>
    <meta:editing-cycles>84</meta:editing-cycles>
    <meta:creation-date>2011-09-14T23:48:00</meta:creation-date>
    <dc:date>2015-04-09T09:38:34.642000000</dc:date>
    <meta:editing-duration>PT1H38M29S</meta:editing-duration>
    <meta:generator>LibreOffice/4.2.6.3$Windows_x86 LibreOffice_project/3fd416d4c6db7d3204c17ce57a1d70f6e531ee21</meta:generator>
    <meta:document-statistic meta:table-count="0" meta:image-count="0" meta:object-count="0" meta:page-count="3" meta:paragraph-count="35" meta:word-count="1417" meta:character-count="7845" meta:non-whitespace-character-count="6461"/>
    <meta:user-defined meta:name="AppVersion">12.0000</meta:user-defined>
    <meta:user-defined meta:name="Company">Seattle School Distri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